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2c45" officeooo:paragraph-rsid="00012c45"/>
    </style:style>
    <style:style style:name="P2" style:family="paragraph" style:parent-style-name="Standard">
      <style:text-properties officeooo:rsid="0002ad33" officeooo:paragraph-rsid="0002ad33"/>
    </style:style>
    <style:style style:name="P3" style:family="paragraph" style:parent-style-name="Standard">
      <style:text-properties officeooo:rsid="00043867" officeooo:paragraph-rsid="00043867"/>
    </style:style>
    <style:style style:name="P4" style:family="paragraph" style:parent-style-name="Standard" style:list-style-name="L2">
      <style:text-properties officeooo:rsid="00043867" officeooo:paragraph-rsid="00043867"/>
    </style:style>
    <style:style style:name="P5" style:family="paragraph" style:parent-style-name="Standard">
      <style:text-properties fo:font-weight="bold" officeooo:rsid="000606b5" officeooo:paragraph-rsid="000606b5" style:font-weight-asian="bold" style:font-weight-complex="bold"/>
    </style:style>
    <style:style style:name="P6" style:family="paragraph" style:parent-style-name="Standard" style:list-style-name="L3">
      <style:text-properties fo:font-weight="bold" officeooo:rsid="000606b5" officeooo:paragraph-rsid="000606b5" style:font-weight-asian="bold" style:font-weight-complex="bold"/>
    </style:style>
    <style:style style:name="P7" style:family="paragraph" style:parent-style-name="Standard" style:list-style-name="L3">
      <style:text-properties fo:font-weight="bold" officeooo:rsid="0007a90d" officeooo:paragraph-rsid="0007a90d" style:font-weight-asian="bold" style:font-weight-complex="bold"/>
    </style:style>
    <style:style style:name="P8" style:family="paragraph" style:parent-style-name="Standard" style:list-style-name="L3">
      <style:text-properties fo:font-weight="bold" officeooo:rsid="000a5c33" officeooo:paragraph-rsid="000a5c33" style:font-weight-asian="bold" style:font-weight-complex="bold"/>
    </style:style>
    <style:style style:name="P9" style:family="paragraph" style:parent-style-name="Standard" style:list-style-name="L3">
      <style:text-properties fo:font-weight="bold" officeooo:rsid="000ab018" officeooo:paragraph-rsid="000ab018" style:font-weight-asian="bold" style:font-weight-complex="bold"/>
    </style:style>
    <style:style style:name="P10" style:family="paragraph" style:parent-style-name="Standard" style:list-style-name="L3">
      <style:text-properties fo:font-weight="bold" officeooo:rsid="000d4004" officeooo:paragraph-rsid="000d4004" style:font-weight-asian="bold" style:font-weight-complex="bold"/>
    </style:style>
    <style:style style:name="P11" style:family="paragraph" style:parent-style-name="Standard" style:list-style-name="L3">
      <style:text-properties fo:font-weight="bold" officeooo:rsid="000dc811" officeooo:paragraph-rsid="000dc811" style:font-weight-asian="bold" style:font-weight-complex="bold"/>
    </style:style>
    <style:style style:name="P12" style:family="paragraph" style:parent-style-name="Standard" style:list-style-name="L3">
      <style:text-properties fo:font-weight="bold" officeooo:rsid="000edca1" officeooo:paragraph-rsid="000edca1" style:font-weight-asian="bold" style:font-weight-complex="bold"/>
    </style:style>
    <style:style style:name="P13" style:family="paragraph" style:parent-style-name="Standard" style:list-style-name="L3">
      <style:text-properties fo:font-weight="bold" officeooo:rsid="0010c35d" officeooo:paragraph-rsid="0010c35d" style:font-weight-asian="bold" style:font-weight-complex="bold"/>
    </style:style>
    <style:style style:name="P14" style:family="paragraph" style:parent-style-name="Standard">
      <style:text-properties fo:font-weight="bold" officeooo:rsid="0010c35d" officeooo:paragraph-rsid="0010c35d" style:font-weight-asian="bold" style:font-weight-complex="bold"/>
    </style:style>
    <style:style style:name="P15" style:family="paragraph" style:parent-style-name="Standard">
      <style:text-properties fo:font-weight="bold" officeooo:rsid="00128c8c" officeooo:paragraph-rsid="00128c8c" style:font-weight-asian="bold" style:font-weight-complex="bold"/>
    </style:style>
    <style:style style:name="P16" style:family="paragraph" style:parent-style-name="Standard">
      <style:text-properties fo:font-weight="bold" officeooo:rsid="00133723" officeooo:paragraph-rsid="00133723" style:font-weight-asian="bold" style:font-weight-complex="bold"/>
    </style:style>
    <style:style style:name="P17" style:family="paragraph" style:parent-style-name="Standard">
      <style:text-properties fo:font-weight="bold" officeooo:rsid="00145ff5" officeooo:paragraph-rsid="00145ff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c38c" style:font-weight-asian="normal" style:font-weight-complex="normal"/>
    </style:style>
    <style:style style:name="T4" style:family="text">
      <style:text-properties fo:font-weight="normal" officeooo:rsid="0008b83e" style:font-weight-asian="normal" style:font-weight-complex="normal"/>
    </style:style>
    <style:style style:name="T5" style:family="text">
      <style:text-properties fo:color="#ce181e" fo:font-weight="normal" style:font-weight-asian="normal" style:font-weight-complex="normal"/>
    </style:style>
    <style:style style:name="T6" style:family="text">
      <style:text-properties fo:color="#ce181e" fo:font-weight="normal" officeooo:rsid="000889cd" style:font-weight-asian="normal" style:font-weight-complex="normal"/>
    </style:style>
    <style:style style:name="T7" style:family="text">
      <style:text-properties fo:color="#ce181e" officeooo:rsid="000889cd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0b73c4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 EP/SEM <text:span text:style-name="T1">não</text:span><text:span text:style-name="T2"> se submetem ao processo falimentar das empresas privadas em geral, </text:span><text:span text:style-name="T1">independentemente</text:span><text:span text:style-name="T2"> se prestam serviços públicos ou exploram atividade econômica.</text:span></text:p>
      <text:p text:style-name="P1"><text:span text:style-name="T2"/></text:p>
      <text:p text:style-name="P2"><text:span text:style-name="T2">EP pode ter qualquer forma jurídica, desde que compatível. No caso de EP </text:span><text:span text:style-name="T1">federal</text:span><text:span text:style-name="T2">, pode até mesmo criar nova forma jurídica </text:span><text:span text:style-name="T3">(compete à União legislar sobre Direito Civil e Comercial)</text:span><text:span text:style-name="T2">.</text:span></text:p>
      <text:p text:style-name="P2"><text:span text:style-name="T2"/></text:p>
      <text:p text:style-name="P3"><text:span text:style-name="T2">Foro judicial das EP e SEM:</text:span></text:p>
      <text:list xml:id="list2817089952" text:style-name="L2">
        <text:list-item>
          <text:p text:style-name="P4"><text:span text:style-name="T2">se </text:span><text:span text:style-name="T1">EP</text:span><text:span text:style-name="T2"> </text:span><text:span text:style-name="T1">federal</text:span><text:span text:style-name="T2"> → justiça federal;</text:span></text:p>
        </text:list-item>
        <text:list-item>
          <text:p text:style-name="P4"><text:span text:style-name="T2">se </text:span><text:span text:style-name="T1">EP estadual ou municipal</text:span><text:span text:style-name="T2"> → justiça municipal;</text:span></text:p>
        </text:list-item>
        <text:list-item>
          <text:p text:style-name="P4"><text:span text:style-name="T2">se </text:span><text:span text:style-name="T1">SEM</text:span><text:span text:style-name="T2">:</text:span></text:p>
          <text:list>
            <text:list-item>
              <text:p text:style-name="P4"><text:span text:style-name="T2">regra geral → justiça </text:span><text:span text:style-name="T1">estadual</text:span><text:span text:style-name="T2">;</text:span></text:p>
            </text:list-item>
            <text:list-item>
              <text:p text:style-name="P4"><text:span text:style-name="T2">se União atuar como assistente ou oponente → justiça </text:span><text:span text:style-name="T1">federal</text:span><text:span text:style-name="T2">;</text:span></text:p>
            </text:list-item>
          </text:list>
        </text:list-item>
        <text:list-item>
          <text:p text:style-name="P4"><text:span text:style-name="T2">se </text:span><text:span text:style-name="T1">ações trabalhistas</text:span><text:span text:style-name="T2"> → justiça trabalhista.</text:span></text:p>
        </text:list-item>
      </text:list>
      <text:p text:style-name="P3"><text:span text:style-name="T2"/></text:p>
      <text:p text:style-name="P5">Consórcios públicos<text:span text:style-name="T2">:</text:span></text:p>
      <text:list xml:id="list1973565410" text:style-name="L3">
        <text:list-item>
          <text:p text:style-name="P6"><text:span text:style-name="T2">entre entes políticos;</text:span></text:p>
        </text:list-item>
        <text:list-item>
          <text:p text:style-name="P6"><text:span text:style-name="T2">objeto: atividades e metas de interesse comum;</text:span></text:p>
        </text:list-item>
        <text:list-item>
          <text:p text:style-name="P6">não<text:span text:style-name="T2"> pode:</text:span></text:p>
          <text:list>
            <text:list-item>
              <text:p text:style-name="P6"><text:span text:style-name="T2">U diretamente com M;</text:span></text:p>
            </text:list-item>
            <text:list-item>
              <text:p text:style-name="P6"><text:span text:style-name="T2">Estado A diretamente com M do Estado B;</text:span></text:p>
            </text:list-item>
          </text:list>
        </text:list-item>
        <text:list-item>
          <text:p text:style-name="P6"><text:span text:style-name="T2">constituído por </text:span>contrato<text:span text:style-name="T2">;</text:span></text:p>
        </text:list-item>
        <text:list-item>
          <text:p text:style-name="P6"><text:span text:style-name="T2">requisitos formais:</text:span></text:p>
          <text:list>
            <text:list-item>
              <text:p text:style-name="P6">prévio <text:span text:style-name="T2">protocolo de intenções;</text:span></text:p>
            </text:list-item>
            <text:list-item>
              <text:p text:style-name="P6"><text:span text:style-name="T2">ratificação do protocolo por lei; </text:span><text:span text:style-name="T5">[lei de cada ente!]</text:span></text:p>
            </text:list-item>
          </text:list>
        </text:list-item>
        <text:list-item>
          <text:p text:style-name="P7"><text:span text:style-name="T2">PJ de </text:span>direito público<text:span text:style-name="T2"> → associação pública; </text:span><text:span text:style-name="T6">[</text:span><text:span text:style-name="T7">integra</text:span><text:span text:style-name="T6"> a Adm. Indireta dos consorciados]</text:span></text:p>
        </text:list-item>
        <text:list-item>
          <text:p text:style-name="P7"><text:span text:style-name="T2">PJ de </text:span>direito privado<text:span text:style-name="T2"> → </text:span><text:span text:style-name="T4">associação civil</text:span><text:span text:style-name="T2">;</text:span></text:p>
        </text:list-item>
        <text:list-item>
          <text:p text:style-name="P8"><text:span text:style-name="T2">pode ser contratado por </text:span>dispensa<text:span text:style-name="T2"> de licitação pelos entes </text:span><text:span text:style-name="T8">consorciados</text:span><text:span text:style-name="T11">;</text:span></text:p>
        </text:list-item>
        <text:list-item>
          <text:p text:style-name="P9"><text:span text:style-name="T11">se associação pública e houver previsão contratual, poderá promover </text:span><text:span text:style-name="T8">desapropriações</text:span><text:span text:style-name="T11"> e instituir </text:span><text:span text:style-name="T8">servidões </text:span><text:span text:style-name="T9">administrativas</text:span><text:span text:style-name="T11">;</text:span></text:p>
        </text:list-item>
        <text:list-item>
          <text:p text:style-name="P10"><text:span text:style-name="T10">contrato de rateio</text:span><text:span text:style-name="T11"> → cada ente consorciado fornece recursos ao consórcio;</text:span></text:p>
        </text:list-item>
        <text:list-item>
          <text:p text:style-name="P11"><text:span text:style-name="T10">contrato de programa</text:span><text:span text:style-name="T11"> → entre consórcio e um dos consorciados, em que este assume a obrigação de prestar serviços por meio de seus próprios órgãos;</text:span></text:p>
        </text:list-item>
        <text:list-item>
          <text:p text:style-name="P12"><text:span text:style-name="T11">representante legal: obrigatoriamente um dos chefes do Executivo dos entes consorciados;</text:span></text:p>
        </text:list-item>
        <text:list-item>
          <text:p text:style-name="P13"><text:span text:style-name="T11">no caso de extinção do consórcio, os entes consorciados respondem </text:span><text:span text:style-name="T10">solidariamente</text:span><text:span text:style-name="T11">.</text:span></text:p>
        </text:list-item>
      </text:list>
      <text:p text:style-name="P14"><text:span text:style-name="T11"/></text:p>
      <text:p text:style-name="P15"><text:span text:style-name="T11">A </text:span><text:span text:style-name="T10">prescrição quinquenal</text:span><text:span text:style-name="T11"> foi estendida apenas às autarquias. As demais entidades seguem o código civil (10 anos).</text:span></text:p>
      <text:p text:style-name="P15"><text:span text:style-name="T11"/></text:p>
      <text:p text:style-name="P16"><text:span text:style-name="T11">EP pode ter </text:span><text:span text:style-name="T10">regime específico de contratos e licitações</text:span><text:span text:style-name="T11">, desde que observados os princípios da administração pública.</text:span></text:p>
      <text:p text:style-name="P16"><text:span text:style-name="T11"/></text:p>
      <text:p text:style-name="P17"><text:span text:style-name="T11">STJ: cabe </text:span><text:span text:style-name="T10">MS</text:span><text:span text:style-name="T11"> contra ato praticado em licitação promovida por SEM ou E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1T21:55:14.017000000</dc:date>
    <meta:editing-duration>PT1H36M25S</meta:editing-duration>
    <meta:editing-cycles>19</meta:editing-cycles>
    <meta:document-statistic meta:table-count="0" meta:image-count="0" meta:object-count="0" meta:page-count="1" meta:paragraph-count="30" meta:word-count="311" meta:character-count="1906" meta:non-whitespace-character-count="1648"/>
  </office:meta>
</office:document-meta>
</file>